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33"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34"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35" style:family="paragraph" style:parent-style-name="Standard">
      <style:text-properties officeooo:paragraph-rsid="002f19d6"/>
    </style:style>
    <style:style style:name="P36"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37"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38"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39"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0"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1"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42"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43"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44"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53"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54" style:family="paragraph" style:parent-style-name="Standard" style:list-style-name="L4">
      <style:text-properties fo:font-style="normal" style:text-underline-style="none" fo:font-weight="bold" officeooo:rsid="00515567" officeooo:paragraph-rsid="00515567" style:font-style-asian="normal" style:font-weight-asian="bold" style:font-style-complex="normal" style:font-weight-complex="bold"/>
    </style:style>
    <style:style style:name="P55" style:family="paragraph" style:parent-style-name="Standard" style:list-style-name="L4">
      <style:text-properties fo:font-style="normal" style:text-underline-style="none" fo:font-weight="bold" officeooo:rsid="0051e875" officeooo:paragraph-rsid="0051e875"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34">Senior Thesis Proposal</text:p>
      <text:p text:style-name="P1"/>
      <text:p text:style-name="P33">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640745192" text:style-name="L1">
        <text:list-item>
          <text:p text:style-name="P36">I will mention the trends in MML politics and a summa<text:span text:style-name="T2">ry</text:span> of the major sentiments regarding their effects as <text:span text:style-name="T2">they </text:span>relate to labor market outcomes.</text:p>
        </text:list-item>
        <text:list-item>
          <text:p text:style-name="P36">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3759354022" text:style-name="L2">
        <text:list-item>
          <text:p text:style-name="P37">Despite a record low American unemployment rate in recent years, and a surplus of available jobs, the labor force participation rate in the country has significantly diminished, especially when considering prime-working-age males.</text:p>
        </text:list-item>
        <text:list-item>
          <text:p text:style-name="P37">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2">Data Continuation:</text:p>
      <text:p text:style-name="P32"><text:soft-page-break/></text:p>
      <text:p text:style-name="P26">Step 1:</text:p>
      <text:p text:style-name="P26">NSDUH (marijuana usage) &amp; Marijuana Policy Project (Marijuana Law dates) data regressions</text:p>
      <text:p text:style-name="P26"/>
      <text:list xml:id="list3658559180" text:style-name="L3">
        <text:list-item>
          <text:p text:style-name="P38">Mismt = β0 + β1MMLsmt + X’stβ2 + Z’imtβ3 + vs + κm + ωt + vs*t + εimst (1a)</text:p>
          <text:list>
            <text:list-item>
              <text:p text:style-name="P39">(Sabia, Nguyen, 2017; modeled from Wen et al. 2015)</text:p>
            </text:list-item>
          </text:list>
        </text:list-item>
      </text:list>
      <text:p text:style-name="P27"/>
      <text:list xml:id="list115758909118948" text:continue-numbering="true" text:style-name="L3">
        <text:list-item>
          <text:p text:style-name="P40">STATA14 <text:span text:style-name="T15">NSDUH (DEPRECATED)</text:span></text:p>
          <text:list>
            <text:list-item>
              <text:p text:style-name="P40">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1">TODO:</text:p>
              <text:list>
                <text:list-item>
                  <text:p text:style-name="P41">Update 2002-2018 with extra variables as denoted in Online Appendix table 1 of Sabia et al.</text:p>
                </text:list-item>
              </text:list>
            </text:list-item>
          </text:list>
        </text:list-item>
      </text:list>
      <text:p text:style-name="P28"/>
      <text:list xml:id="list115758760844276" text:continue-numbering="true" text:style-name="L3">
        <text:list-item>
          <text:p text:style-name="P42">NSDUH (NEW PLAN)</text:p>
          <text:list>
            <text:list-item>
              <text:p text:style-name="P42">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
        </text:list-item>
      </text:list>
      <text:p text:style-name="P29"/>
      <text:list xml:id="list115759091801069" text:continue-numbering="true" text:style-name="L3">
        <text:list-item>
          <text:p text:style-name="P43">STATA14 MML information</text:p>
          <text:list>
            <text:list-item>
              <text:p text:style-name="P43">Copying over the effected of dates of (Sabia and Nguyen), and then adding to them from Marijuana Policy Project.</text:p>
              <text:list>
                <text:list-item>
                  <text:p text:style-name="P43">*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44">Sources used for updating newer dates into the effective dates list.</text:p>
              <text:list>
                <text:list-item>
                  <text:p text:style-name="P44"><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44"><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115758665448949" text:continue-numbering="true" text:style-name="L3">
        <text:list-item>
          <text:p text:style-name="P45">Labor Force Participation Rate information and sources</text:p>
          <text:list>
            <text:list-item>
              <text:p text:style-name="P45">Monthly national data for LFPR from 1948-2020 was retrieved from:</text:p>
              <text:list>
                <text:list-item>
                  <text:p text:style-name="P45"><text:a xlink:type="simple" xlink:href="https://data.bls.gov/timeseries/LNS11300000" text:style-name="Internet_20_link" text:visited-style-name="Visited_20_Internet_20_Link">https://data.bls.gov/timeseries/LNS11300000</text:a></text:p>
                </text:list-item>
              </text:list>
            </text:list-item>
            <text:list-item>
              <text:p text:style-name="P45">Monthly state data for LFPR from 1976-2019 was retrieved from:</text:p>
              <text:list>
                <text:list-item>
                  <text:p text:style-name="P45"><text:a xlink:type="simple" xlink:href="https://fred.stlouisfed.org/release?rid=446" text:style-name="Internet_20_link" text:visited-style-name="Visited_20_Internet_20_Link">https://fred.stlouisfed.org/release?rid=446</text:a></text:p>
                </text:list-item>
                <text:list-item>
                  <text:p text:style-name="P46">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text:soft-page-break/>columns (Month, State, and LFPR). There will be more than 3 columns after I add to them the controls and MML dummy variable.</text:p>
                </text:list-item>
                <text:list-item>
                  <text:p text:style-name="P51">There is raw LFPR data, as well as seasonally adjusted data</text:p>
                  <text:p text:style-name="P51"/>
                </text:list-item>
              </text:list>
            </text:list-item>
          </text:list>
        </text:list-item>
        <text:list-item>
          <text:p text:style-name="P52">Control Data</text:p>
          <text:list>
            <text:list-item>
              <text:p text:style-name="P52">Minimum wages</text:p>
              <text:list>
                <text:list-item>
                  <text:p text:style-name="P52">Federal minimum wage data was retrieved from:</text:p>
                  <text:list>
                    <text:list-item>
                      <text:p text:style-name="P52"><text:a xlink:type="simple" xlink:href="https://fred.stlouisfed.org/series/FEDMINNFRWG" text:style-name="Internet_20_link" text:visited-style-name="Visited_20_Internet_20_Link">https://fred.stlouisfed.org/series/FEDMINNFRWG</text:a></text:p>
                    </text:list-item>
                  </text:list>
                </text:list-item>
              </text:list>
            </text:list-item>
          </text:list>
        </text:list-item>
      </text:list>
      <text:p text:style-name="P50"/>
      <text:p text:style-name="P53">*** TODOS:</text:p>
      <text:list xml:id="list593408359" text:style-name="L4">
        <text:list-item>
          <text:p text:style-name="P54"><text:span text:style-name="T20">Follow up on the NSDUH research for a connection between MML enactment and usage. Read above (in the NSDUH section) for an idea on how the issues can be salvaged to still get information from it.</text:span></text:p>
        </text:list-item>
      </text:list>
      <text:p text:style-name="P28"/>
      <text:p text:style-name="P26"/>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48">ADDED INFORMATION:</text:p>
      <text:p text:style-name="P49">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ext:soft-page-break/>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49"/>
      <text:p text:style-name="P53">*** TODOS:</text:p>
      <text:list xml:id="list115757528023772" text:continue-numbering="true" text:style-name="L4">
        <text:list-item>
          <text:p text:style-name="P54"><text:span text:style-name="T20">Attempt the regression on the seasonally adjusted LFPRs as well!</text:span></text:p>
        </text:list-item>
        <text:list-item>
          <text:p text:style-name="P55"><text:span text:style-name="T20">Dynamic model which allows time for the effects of MML to unfold</text:span></text:p>
        </text:list-item>
      </text:list>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text:span text:style-name="T14">Working </text:span>Bibliography <text:span text:style-name="T12">(APA format)</text:span>:</text:p>
      <text:p text:style-name="P2"/>
      <text:p text:style-name="P6">Primary Sources:</text:p>
      <text:p text:style-name="P6"/>
      <text:p text:style-name="P5"><text:soft-page-break/>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35">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8).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text:soft-page-break/></text:p>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2-21T11:57:56.973962853</dc:date>
    <meta:editing-duration>P3DT21H24M6S</meta:editing-duration>
    <meta:editing-cycles>26</meta:editing-cycles>
    <meta:generator>LibreOffice/6.0.7.3$Linux_X86_64 LibreOffice_project/00m0$Build-3</meta:generator>
    <meta:document-statistic meta:table-count="0" meta:image-count="0" meta:object-count="0" meta:page-count="7" meta:paragraph-count="104" meta:word-count="2436" meta:character-count="15839" meta:non-whitespace-character-count="13538"/>
  </office:meta>
</office:document-meta>
</file>